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6.953cm" table:align="right" style:writing-mode="lr-tb"/>
    </style:style>
    <style:style style:name="Таблица1.A" style:family="table-column">
      <style:table-column-properties style:column-width="6.953cm"/>
    </style:style>
    <style:style style:name="Таблица1.1" style:family="table-row">
      <style:table-row-properties style:min-row-height="1.501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443cm" fo:margin-left="-0.191cm" table:align="left" style:writing-mode="lr-tb"/>
    </style:style>
    <style:style style:name="Таблица2.A" style:family="table-column">
      <style:table-column-properties style:column-width="1.441cm"/>
    </style:style>
    <style:style style:name="Таблица2.B" style:family="table-column">
      <style:table-column-properties style:column-width="7.001cm"/>
    </style:style>
    <style:style style:name="Таблица2.C" style:family="table-column">
      <style:table-column-properties style:column-width="6.001cm"/>
    </style:style>
    <style:style style:name="Таблица2.D" style:family="table-column">
      <style:table-column-properties style:column-width="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D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7" style:family="table-row">
      <style:table-row-properties style:min-row-height="0.289cm" fo:keep-together="auto"/>
    </style:style>
    <style:style style:name="Таблица2.28" style:family="table-row">
      <style:table-row-properties style:min-row-height="1.111cm" fo:keep-together="auto"/>
    </style:style>
    <style:style style:name="Таблица2.B30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Таблица2.31" style:family="table-row">
      <style:table-row-properties style:min-row-height="0.744cm" fo:keep-together="auto"/>
    </style:style>
    <style:style style:name="Таблица2.B3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Таблица2.32" style:family="table-row">
      <style:table-row-properties style:min-row-height="0.972cm" fo:keep-together="auto"/>
    </style:style>
    <style:style style:name="Таблица2.34" style:family="table-row">
      <style:table-row-properties style:min-row-height="0.736cm" fo:keep-together="auto"/>
    </style:style>
    <style:style style:name="Таблица2.38" style:family="table-row">
      <style:table-row-properties style:min-row-height="0.402cm" fo:keep-together="auto"/>
    </style:style>
    <style:style style:name="Таблица2.A38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38" style:family="table-cell">
      <style:table-cell-properties style:vertical-align="top" fo:background-color="#ffffff" fo:padding-left="0.191cm" fo:padding-right="0.191cm" fo:padding-top="0cm" fo:padding-bottom="0cm" fo:border-left="0.25pt solid #000000" fo:border-right="none" fo:border-top="0.5pt solid #000000" fo:border-bottom="0.5pt solid #000000" style:writing-mode="lr-tb">
        <style:background-image/>
      </style:table-cell-properties>
    </style:style>
    <style:style style:name="Таблица3" style:family="table">
      <style:table-properties style:width="15.291cm" table:align="center" style:writing-mode="lr-tb"/>
    </style:style>
    <style:style style:name="Таблица3.A" style:family="table-column">
      <style:table-column-properties style:column-width="5.59cm"/>
    </style:style>
    <style:style style:name="Таблица3.B" style:family="table-column">
      <style:table-column-properties style:column-width="5.567cm"/>
    </style:style>
    <style:style style:name="Таблица3.C" style:family="table-column">
      <style:table-column-properties style:column-width="4.13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size-complex="14pt"/>
    </style:style>
    <style:style style:name="P3" style:family="paragraph" style:parent-style-name="Heading">
      <style:paragraph-properties fo:line-height="150%" fo:text-align="start" style:justify-single-word="false"/>
    </style:style>
    <style:style style:name="P4" style:family="paragraph" style:parent-style-name="Heading">
      <style:paragraph-properties fo:line-height="150%"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size-complex="14pt"/>
    </style:style>
    <style:style style:name="P6" style:family="paragraph" style:parent-style-name="Standard">
      <style:text-properties fo:color="#000000" loext:opacity="100%" style:font-size-complex="14pt"/>
    </style:style>
    <style:style style:name="P7" style:family="paragraph" style:parent-style-name="Standard">
      <style:paragraph-properties style:snap-to-layout-grid="false"/>
      <style:text-properties fo:color="#000000" loext:opacity="100%" style:font-size-complex="14pt"/>
    </style:style>
    <style:style style:name="P8" style:family="paragraph" style:parent-style-name="Header">
      <style:paragraph-properties fo:margin-right="0.319cm" style:line-height-at-least="0cm" style:snap-to-layout-grid="false">
        <style:tab-stops/>
      </style:paragraph-properties>
      <style:text-properties fo:color="#000000" loext:opacity="100%" style:font-size-complex="14pt"/>
    </style:style>
    <style:style style:name="P9" style:family="paragraph" style:parent-style-name="Header">
      <style:paragraph-properties fo:margin-right="0.319cm" style:snap-to-layout-grid="false">
        <style:tab-stops/>
      </style:paragraph-properties>
      <style:text-properties fo:color="#000000" loext:opacity="100%" style:font-size-complex="14pt"/>
    </style:style>
    <style:style style:name="P10" style:family="paragraph" style:parent-style-name="Header">
      <style:paragraph-properties fo:line-height="0.755cm" fo:text-align="justify" style:justify-single-word="false" style:snap-to-layout-grid="false">
        <style:tab-stops/>
      </style:paragraph-properties>
      <style:text-properties fo:color="#000000" loext:opacity="100%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size-complex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size-complex="14pt"/>
    </style:style>
    <style:style style:name="P15" style:family="paragraph" style:parent-style-name="Standard">
      <style:paragraph-properties fo:line-height="0.769cm" fo:text-align="justify" style:justify-single-word="false"/>
      <style:text-properties fo:color="#000000" loext:opacity="100%" style:font-size-complex="14pt"/>
    </style:style>
    <style:style style:name="P16" style:family="paragraph" style:parent-style-name="Standard">
      <style:paragraph-properties fo:line-height="0.769cm" fo:text-align="justify" style:justify-single-word="false" style:snap-to-layout-grid="false"/>
      <style:text-properties fo:color="#000000" loext:opacity="100%" style:font-size-complex="14pt"/>
    </style:style>
    <style:style style:name="P17" style:family="paragraph" style:parent-style-name="Standard">
      <style:paragraph-properties style:snap-to-layout-grid="false"/>
      <style:text-properties fo:color="#000000" loext:opacity="100%"/>
    </style:style>
    <style:style style:name="P18" style:family="paragraph" style:parent-style-name="Standard">
      <style:text-properties fo:color="#000000" loext:opacity="100%"/>
    </style:style>
    <style:style style:name="P19" style:family="paragraph" style:parent-style-name="Header">
      <style:paragraph-properties fo:margin-right="0.319cm">
        <style:tab-stops/>
      </style:paragraph-properties>
      <style:text-properties fo:color="#000000" loext:opacity="100%" fo:background-color="transparent" style:font-size-complex="14pt"/>
    </style:style>
    <style:style style:name="P20" style:family="paragraph" style:parent-style-name="Standard">
      <style:text-properties fo:color="#000000" loext:opacity="100%" fo:background-color="transparent" style:font-size-complex="14pt"/>
    </style:style>
    <style:style style:name="P21" style:family="paragraph" style:parent-style-name="Standard">
      <style:text-properties fo:color="#000000" loext:opacity="100%" fo:background-color="transparent"/>
    </style:style>
    <style:style style:name="P22" style:family="paragraph" style:parent-style-name="Standard">
      <style:paragraph-properties style:snap-to-layout-grid="false"/>
      <style:text-properties fo:color="#000000" loext:opacity="100%" fo:background-color="#ffff00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loext:opacity="100%" fo:font-size="16pt" style:font-size-asian="16pt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loext:opacity="100%" fo:font-size="16pt" style:font-size-asian="16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style:font-size-asian="12pt"/>
    </style:style>
    <style:style style:name="P26" style:family="paragraph" style:parent-style-name="Standard">
      <style:paragraph-properties fo:line-height="150%"/>
      <style:text-properties fo:color="#000000" loext:opacity="100%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/>
    </style:style>
    <style:style style:name="P28" style:family="paragraph" style:parent-style-name="Standard">
      <style:text-properties fo:color="#000000" loext:opacity="100%" officeooo:paragraph-rsid="000a6c04"/>
    </style:style>
    <style:style style:name="P29" style:family="paragraph" style:parent-style-name="Standard">
      <style:paragraph-properties fo:line-height="115%"/>
      <style:text-properties fo:color="#000000" loext:opacity="100%"/>
    </style:style>
    <style:style style:name="P30" style:family="paragraph" style:parent-style-name="Standard">
      <style:paragraph-properties fo:line-height="0.769cm" fo:text-align="justify" style:justify-single-word="false"/>
      <style:text-properties fo:color="#000000" loext:opacity="100%"/>
    </style:style>
    <style:style style:name="P31" style:family="paragraph" style:parent-style-name="Standard">
      <style:paragraph-properties fo:line-height="0.769cm" fo:text-align="justify" style:justify-single-word="false" style:snap-to-layout-grid="false"/>
      <style:text-properties fo:color="#000000" loext:opacity="100%"/>
    </style:style>
    <style:style style:name="P32" style:family="paragraph" style:parent-style-name="Heading">
      <style:text-properties style:font-size-complex="16pt"/>
    </style:style>
    <style:style style:name="P33" style:family="paragraph" style:parent-style-name="Standard">
      <style:paragraph-properties fo:line-height="150%"/>
      <style:text-properties fo:background-color="transparent" style:font-size-complex="14pt"/>
    </style:style>
    <style:style style:name="P34" style:family="paragraph" style:parent-style-name="Footer">
      <style:paragraph-properties fo:text-align="center" style:justify-single-word="false"/>
      <style:text-properties fo:color="#000000" loext:opacity="100%" fo:background-color="transparent"/>
    </style:style>
    <style:style style:name="P35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/>
    </style:style>
    <style:style style:name="P36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 fo:background-color="#ffff00"/>
    </style:style>
    <style:style style:name="P37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fo:background-color="#ffff00"/>
    </style:style>
    <style:style style:name="P38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fo:background-color="#ffff00" style:font-size-complex="14pt"/>
    </style:style>
    <style:style style:name="P39" style:family="paragraph" style:parent-style-name="Standard" style:list-style-name="WW8Num1">
      <style:paragraph-properties fo:margin-left="1.27cm" fo:margin-right="0cm" fo:line-height="150%" fo:text-align="justify" style:justify-single-word="false" fo:text-indent="-1.02cm" style:auto-text-indent="false" style:snap-to-layout-grid="false"/>
      <style:text-properties fo:color="#000000" loext:opacity="100%" fo:background-color="#ffff00" style:font-size-complex="14pt"/>
    </style:style>
    <style:style style:name="P40" style:family="paragraph" style:parent-style-name="Standard" style:list-style-name="WW8Num1">
      <style:paragraph-properties fo:margin-left="1.27cm" fo:margin-right="0cm" fo:line-height="150%" fo:text-align="center" style:justify-single-word="false" fo:text-indent="-1.02cm" style:auto-text-indent="false" style:snap-to-layout-grid="false"/>
      <style:text-properties fo:color="#000000" loext:opacity="100%" fo:background-color="#ffff00" style:font-size-complex="14pt"/>
    </style:style>
    <style:style style:name="P41" style:family="paragraph" style:parent-style-name="Standard" style:list-style-name="WW8Num1">
      <style:paragraph-properties fo:margin-left="1.27cm" fo:margin-right="0cm" fo:text-align="center" style:justify-single-word="false" fo:text-indent="-1.02cm" style:auto-text-indent="false" style:snap-to-layout-grid="false"/>
      <style:text-properties fo:color="#000000" loext:opacity="100%" fo:background-color="#ffff00" style:font-size-complex="14pt"/>
    </style:style>
    <style:style style:name="P42" style:family="paragraph" style:parent-style-name="Standard" style:list-style-name="WW8Num1">
      <style:paragraph-properties fo:margin-left="1.27cm" fo:margin-right="0cm" fo:text-align="center" style:justify-single-word="false" fo:text-indent="-1.02cm" style:auto-text-indent="false" style:snap-to-layout-grid="false"/>
      <style:text-properties fo:color="#000000" loext:opacity="100%" fo:background-color="#ffff00"/>
    </style:style>
    <style:style style:name="P43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/>
    </style:style>
    <style:style style:name="P44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 style:font-size-complex="14pt"/>
    </style:style>
    <style:style style:name="P45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style:font-size-complex="14pt"/>
    </style:style>
    <style:style style:name="P46" style:family="paragraph" style:parent-style-name="Standard" style:list-style-name="WW8Num1">
      <style:paragraph-properties fo:margin-left="1.27cm" fo:margin-right="0cm" fo:line-height="150%" fo:text-indent="-1.02cm" style:auto-text-indent="false" style:snap-to-layout-grid="false"/>
      <style:text-properties fo:color="#000000" loext:opacity="100%" fo:background-color="transparent"/>
    </style:style>
    <style:style style:name="P47" style:family="paragraph" style:parent-style-name="Standard" style:list-style-name="WW8Num1">
      <style:paragraph-properties fo:margin-left="1.27cm" fo:margin-right="0cm" fo:text-indent="-1.02cm" style:auto-text-indent="false" style:snap-to-layout-grid="false"/>
      <style:text-properties fo:color="#000000" loext:opacity="100%" fo:font-size="16pt" fo:background-color="#ffff00" style:font-size-asian="16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92db" style:font-size-asian="14pt" style:font-size-complex="14pt"/>
    </style:style>
    <style:style style:name="T3" style:family="text">
      <style:text-properties style:font-size-complex="14pt"/>
    </style:style>
    <style:style style:name="T4" style:family="text">
      <style:text-properties officeooo:rsid="000a6c04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a6c04" style:font-size-asian="16pt" style:font-size-complex="16pt"/>
    </style:style>
    <style:style style:name="T7" style:family="text">
      <style:text-properties fo:font-size="16pt" fo:background-color="#ffff00" loext:char-shading-value="0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ize-complex="14pt"/>
    </style:style>
    <style:style style:name="T10" style:family="text">
      <style:text-properties fo:language="en" fo:country="US" officeooo:rsid="000ac985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 style:font-size-complex="14pt"/>
    </style:style>
    <style:style style:name="T13" style:family="text">
      <style:text-properties style:font-name-asian="Calibri" style:language-asian="en" style:country-asian="US" style:font-size-complex="14pt"/>
    </style:style>
    <style:style style:name="T14" style:family="text">
      <style:text-properties officeooo:rsid="000a6c04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a6c04" fo:background-color="transparent" loext:char-shading-value="0" style:font-size-complex="14pt"/>
    </style:style>
    <style:style style:name="T17" style:family="text">
      <style:text-properties officeooo:rsid="000ac985"/>
    </style:style>
    <style:style style:name="T18" style:family="text">
      <style:text-properties officeooo:rsid="000c92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>УТВЕРЖДАЮ</text:p>
            <text:p text:style-name="P4"><text:span text:style-name="T18">К</text:span>онструктор</text:p>
            <text:p text:style-name="P3"><text:span text:style-name="T1">_____________ </text:span><text:span text:style-name="T2">А.Н. Ша</text:span><text:span text:style-name="T1">нин</text:span><text:span text:style-name="T3"> </text:span><text:span text:style-name="T1">«_____»___________2024 г.</text:span></text:p>
          </table:table-cell>
        </table:table-row>
      </table:table>
      <text:p text:style-name="P32">ПЕРЕЧЕНЬ ПО №<text:span text:style-name="T17">СМ3</text:span>-<text:span text:style-name="T17">92/</text:span><text:span text:style-name="T10">K</text:span>-2024</text:p>
      <text:p text:style-name="P1"><text:span text:style-name="T5">СТО и инструмента для изготовления </text:span><text:span text:style-name="T6">Корпуса г</text:span><text:span text:style-name="T5">идроцикла</text:span></text:p>
      <text:p text:style-name="P1">СМ3-92-2024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4"/>
            <text:p text:style-name="P11">Наименование</text:p>
          </table:table-cell>
          <table:table-cell table:style-name="Таблица2.A1" office:value-type="string">
            <text:p text:style-name="P12"/>
            <text:p text:style-name="P11">Обозначение</text:p>
          </table:table-cell>
          <table:table-cell table:style-name="Таблица2.D1" office:value-type="string">
            <text:p text:style-name="P12"/>
            <text:p text:style-name="P1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2</text:p>
          </table:table-cell>
          <table:table-cell table:style-name="Таблица2.A1" office:value-type="string">
            <text:p text:style-name="P25">3</text:p>
          </table:table-cell>
          <table:table-cell table:style-name="Таблица2.D1" office:value-type="string">
            <text:p text:style-name="P25">4</text:p>
          </table:table-cell>
        </table:table-row>
        <table:table-row table:style-name="Таблица2.1">
          <table:table-cell table:style-name="Таблица2.A1" office:value-type="string">
            <text:list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27">Тара для отходов</text:p>
          </table:table-cell>
          <table:table-cell table:style-name="Таблица2.A1" office:value-type="string">
            <text:p text:style-name="P18">СПР-10429 или </text:p>
            <text:p text:style-name="P18">СПР-10429/02</text:p>
          </table:table-cell>
          <table:table-cell table:style-name="Таблица2.D1" office:value-type="string">
            <text:p text:style-name="P17">2 шт. или</text:p>
            <text:p text:style-name="P17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5">Шкурка шлифовальная </text:p>
            <text:p text:style-name="P5">Р600-Р1000 </text:p>
          </table:table-cell>
          <table:table-cell table:style-name="Таблица2.A1" office:value-type="string">
            <text:p text:style-name="P18"><text:span text:style-name="T3">ГОСТ 3647-80, </text:span><text:span text:style-name="T9">ISO</text:span><text:span text:style-name="T3">-6344 или по другому ДС</text:span></text:p>
          </table:table-cell>
          <table:table-cell table:style-name="Таблица2.D1" office:value-type="string">
            <text:p text:style-name="P17">-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13">Скребок </text:p>
          </table:table-cell>
          <table:table-cell table:style-name="Таблица2.A1" office:value-type="string">
            <text:p text:style-name="P14">СПР-4785</text:p>
          </table:table-cell>
          <table:table-cell table:style-name="Таблица2.D1" office:value-type="string">
            <text:p text:style-name="P17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27">Емкость для ЛВЖ </text:p>
          </table:table-cell>
          <table:table-cell table:style-name="Таблица2.A1" office:value-type="string">
            <text:p text:style-name="P18">СПР-1936</text:p>
          </table:table-cell>
          <table:table-cell table:style-name="Таблица2.D1" office:value-type="string">
            <text:p text:style-name="P17">2 шт.<text:span text:style-name="T11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6"/>
              </text:list-item>
            </text:list>
          </table:table-cell>
          <table:table-cell table:style-name="Таблица2.A1" office:value-type="string">
            <text:p text:style-name="P28">Ведро полиэтиленовое </text:p>
            <text:p text:style-name="P28">емкостью <text:span text:style-name="T14">0.9</text:span> л</text:p>
            <text:p text:style-name="P28">емкостью 5 л </text:p>
            <text:p text:style-name="P18">емкостью 7 л</text:p>
          </table:table-cell>
          <table:table-cell table:style-name="Таблица2.A1" office:value-type="string">
            <text:p text:style-name="P18">ОСТ 6-19-51-86</text:p>
          </table:table-cell>
          <table:table-cell table:style-name="Таблица2.D1" office:value-type="string">
            <text:p text:style-name="P17"/>
            <text:p text:style-name="P17">3 шт.</text:p>
            <text:p text:style-name="P17">4 шт.</text:p>
            <text:p text:style-name="P17">3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27">Лопатка </text:p>
          </table:table-cell>
          <table:table-cell table:style-name="Таблица2.A1" office:value-type="string">
            <text:p text:style-name="P18">СПР-3150</text:p>
          </table:table-cell>
          <table:table-cell table:style-name="Таблица2.D1" office:value-type="string">
            <text:p text:style-name="P17">4 шт.<text:span text:style-name="T11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6"/>
              </text:list-item>
            </text:list>
          </table:table-cell>
          <table:table-cell table:style-name="Таблица2.A1" office:value-type="string">
            <text:p text:style-name="P18">Часы с точностью измерения одна минута </text:p>
          </table:table-cell>
          <table:table-cell table:style-name="Таблица2.A1" office:value-type="string">
            <text:p text:style-name="P18">Любого ДС</text:p>
          </table:table-cell>
          <table:table-cell table:style-name="Таблица2.D1" office:value-type="string">
            <text:p text:style-name="P17">2 шт.<text:span text:style-name="T11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6"/>
              </text:list-item>
            </text:list>
          </table:table-cell>
          <table:table-cell table:style-name="Таблица2.A1" office:value-type="string">
            <text:p text:style-name="P18">Весы неавтоматического действия, среднего (<text:span text:style-name="T8">III</text:span>) класса точности, НПВ 10 кг </text:p>
          </table:table-cell>
          <table:table-cell table:style-name="Таблица2.A1" office:value-type="string">
            <text:p text:style-name="P26">ГОСТ Р 53228-2008</text:p>
          </table:table-cell>
          <table:table-cell table:style-name="Таблица2.D1" office:value-type="string">
            <text:p text:style-name="P17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3"/>
              </text:list-item>
            </text:list>
          </table:table-cell>
          <table:table-cell table:style-name="Таблица2.A1" office:value-type="string">
            <text:p text:style-name="P18"><text:span text:style-name="T3">Шпатель </text:span><text:span text:style-name="T3"/></text:p>
            <text:p text:style-name="P6">или <text:span text:style-name="T3"/></text:p>
            <text:p text:style-name="P18">пластиковый </text:p>
            <text:p text:style-name="P18">или </text:p>
            <text:p text:style-name="P18">стеклопластиковый цехового изготовления</text:p>
          </table:table-cell>
          <table:table-cell table:style-name="Таблица2.A1" office:value-type="string">
            <text:p text:style-name="P6">СПР-5487<text:span text:style-name="T3"/></text:p>
            <text:p text:style-name="P6"/>
            <text:p text:style-name="P18">по сопроводительной документации</text:p>
            <text:p text:style-name="P18">-</text:p>
          </table:table-cell>
          <table:table-cell table:style-name="Таблица2.D1" office:value-type="string">
            <text:p text:style-name="P17">4 шт.</text:p>
            <text:p text:style-name="P17">или</text:p>
            <text:p text:style-name="P17">4 шт.</text:p>
            <text:p text:style-name="P17">или</text:p>
            <text:p text:style-name="P17">4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21">Психрометр аспирационный МВ-4-2М</text:p>
          </table:table-cell>
          <table:table-cell table:style-name="Таблица2.A1" office:value-type="string">
            <text:p text:style-name="P18">ТУ 52.07-ГРПИ.405132.001)-92</text:p>
            <text:p text:style-name="P18">(допускается использовать по ТУ25-1607.054-85)</text:p>
          </table:table-cell>
          <table:table-cell table:style-name="Таблица2.D1" office:value-type="string">
            <text:p text:style-name="P17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18">Ножницы портновские</text:p>
            <text:p text:style-name="P18">или</text:p>
            <text:p text:style-name="P18">аналогичные</text:p>
          </table:table-cell>
          <table:table-cell table:style-name="Таблица2.C13" office:value-type="string">
            <text:p text:style-name="P18">ГОСТ Р.51268-99 </text:p>
            <text:p text:style-name="P18">или</text:p>
            <text:p text:style-name="P18">по сопроводительной документации</text:p>
          </table:table-cell>
          <table:table-cell table:style-name="Таблица2.D1" office:value-type="string">
            <text:p text:style-name="P17">3 шт.</text:p>
            <text:p text:style-name="P17">или</text:p>
            <text:p text:style-name="P17">3 шт.</text:p>
          </table:table-cell>
        </table:table-row>
        <text:soft-page-break/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C13" office:value-type="string">
            <text:p text:style-name="P18">Линейка –300,</text:p>
            <text:p text:style-name="P18">Линейка –1000</text:p>
          </table:table-cell>
          <table:table-cell table:style-name="Таблица2.C13" office:value-type="string">
            <text:p text:style-name="P18">ГОСТ 427-75</text:p>
          </table:table-cell>
          <table:table-cell table:style-name="Таблица2.D1" office:value-type="string">
            <text:p text:style-name="P7">1 шт.<text:span text:style-name="T3"/></text:p>
            <text:p text:style-name="P7">1 шт.<text:span text:style-name="T3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4"/>
              </text:list-item>
            </text:list>
          </table:table-cell>
          <table:table-cell table:style-name="Таблица2.C13" office:value-type="string">
            <text:p text:style-name="P18">Рулетка Р10УЗК </text:p>
          </table:table-cell>
          <table:table-cell table:style-name="Таблица2.A1" office:value-type="string">
            <text:p text:style-name="P18">ГОСТ 7502-98;</text:p>
          </table:table-cell>
          <table:table-cell table:style-name="Таблица2.D1" office:value-type="string">
            <text:p text:style-name="P17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C13" office:value-type="string">
            <text:p text:style-name="P18">Стол </text:p>
          </table:table-cell>
          <table:table-cell table:style-name="Таблица2.C13" office:value-type="string">
            <text:p text:style-name="P18">Эскиз 5222</text:p>
            <text:p text:style-name="P18">или аналогичный имеющийся в цехе</text:p>
          </table:table-cell>
          <table:table-cell table:style-name="Таблица2.D1" office:value-type="string">
            <text:p text:style-name="P17">2 шт.</text:p>
            <text:p text:style-name="P17">или</text:p>
            <text:p text:style-name="P17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C13" office:value-type="string">
            <text:p text:style-name="P18"><text:span text:style-name="T3">Распылитель </text:span><text:span text:style-name="T9">GS</text:span><text:span text:style-name="T3">-200 или аналогичный </text:span></text:p>
          </table:table-cell>
          <table:table-cell table:style-name="Таблица2.C13" office:value-type="string">
            <text:p text:style-name="P6">По сопроводительной документации</text:p>
          </table:table-cell>
          <table:table-cell table:style-name="Таблица2.D1" office:value-type="string">
            <text:p text:style-name="P17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6">Сопло ø (4 ÷ 6) мм для распылителя</text:p>
          </table:table-cell>
          <table:table-cell table:style-name="Таблица2.A1" office:value-type="string">
            <text:p text:style-name="P6">По сопроводительной документации</text:p>
          </table:table-cell>
          <table:table-cell table:style-name="Таблица2.D1" office:value-type="string">
            <text:p text:style-name="P17">1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C13" office:value-type="string">
            <text:p text:style-name="P6">Толщиномер-гребенка мокрого слоя </text:p>
          </table:table-cell>
          <table:table-cell table:style-name="Таблица2.C13" office:value-type="string">
            <text:p text:style-name="P7">ГОСТ Р 51694-2000, <text:span text:style-name="T3"/></text:p>
            <text:p text:style-name="P17"><text:span text:style-name="T9">ISO</text:span><text:span text:style-name="T3"> 2808</text:span></text:p>
          </table:table-cell>
          <table:table-cell table:style-name="Таблица2.D1" office:value-type="string">
            <text:p text:style-name="P17">2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C13" office:value-type="string">
            <text:p text:style-name="P18">Н<text:span text:style-name="T15">ож </text:span></text:p>
          </table:table-cell>
          <table:table-cell table:style-name="Таблица2.C13" office:value-type="string">
            <text:p text:style-name="P17">СПР-1435</text:p>
          </table:table-cell>
          <table:table-cell table:style-name="Таблица2.D1" office:value-type="string">
            <text:p text:style-name="P17">3 шт.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5"/>
              </text:list-item>
            </text:list>
          </table:table-cell>
          <table:table-cell table:style-name="Таблица2.A1" office:value-type="string">
            <text:p text:style-name="P6">Валик пластиковый с тонкими ребрами (25х112) мм 512А100 450, или валик алюминиевый с продольными канавками и дополнительными прорезями (30х120) мм 576А 120<text:span text:style-name="T15"> </text:span>450 или аналогичные валики </text:p>
          </table:table-cell>
          <table:table-cell table:style-name="Таблица2.A1" office:value-type="string">
            <text:p text:style-name="P8">По сопроводительной документации</text:p>
          </table:table-cell>
          <table:table-cell table:style-name="Таблица2.D1" office:value-type="string">
            <text:p text:style-name="P17">4 шт.<text:span text:style-name="T11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46"/>
              </text:list-item>
            </text:list>
          </table:table-cell>
          <table:table-cell table:style-name="Таблица2.A1" office:value-type="string">
            <text:p text:style-name="P21"><text:span text:style-name="T17">П</text:span>невмоклинья</text:p>
            <text:p text:style-name="P21">или</text:p>
            <text:p text:style-name="P21">пластиковые клинья </text:p>
          </table:table-cell>
          <table:table-cell table:style-name="Таблица2.A1" office:value-type="string">
            <text:p text:style-name="P17">ПР1-1456.00</text:p>
            <text:p text:style-name="P17">или</text:p>
            <text:p text:style-name="P17">по сопроводительной документации</text:p>
          </table:table-cell>
          <table:table-cell table:style-name="Таблица2.D1" office:value-type="string">
            <text:p text:style-name="P17">4 шт.</text:p>
            <text:p text:style-name="P17">или</text:p>
            <text:p text:style-name="P17">4 шт.<text:span text:style-name="T11"/></text:p>
          </table:table-cell>
        </table:table-row>
        <table:table-row table:style-name="Таблица2.1">
          <table:table-cell table:style-name="Таблица2.A1" office:value-type="string">
            <text:list text:continue-numbering="true" text:style-name="WW8Num1">
              <text:list-item>
                <text:p text:style-name="P37"/>
              </text:list-item>
            </text:list>
          </table:table-cell>
          <table:table-cell table:style-name="Таблица2.A1" office:value-type="string">
            <text:p text:style-name="P29">Штангенглубиномер </text:p>
            <text:p text:style-name="P29">ШГ-160-0,05 </text:p>
          </table:table-cell>
          <table:table-cell table:style-name="Таблица2.A1" office:value-type="string">
            <text:p text:style-name="P14">ГОСТ 162-90;<text:span text:style-name="T3"/></text:p>
          </table:table-cell>
          <table:table-cell table:style-name="Таблица2.D1" office:value-type="string">
            <text:p text:style-name="P7">1 шт.<text:span text:style-name="T3"/></text:p>
          </table:table-cell>
        </table:table-row>
        <table:table-row table:style-name="Таблица2.1">
          <table:table-cell table:style-name="Таблица2.A24" office:value-type="string">
            <text:list text:continue-numbering="true" text:style-name="WW8Num1">
              <text:list-item>
                <text:p text:style-name="P45"/>
              </text:list-item>
            </text:list>
          </table:table-cell>
          <table:table-cell table:style-name="Таблица2.A24" office:value-type="string">
            <text:p text:style-name="P18">Игольчатый глубиномер</text:p>
          </table:table-cell>
          <table:table-cell table:style-name="Таблица2.A24" office:value-type="string">
            <text:p text:style-name="P17">ВД-85129-339</text:p>
          </table:table-cell>
          <table:table-cell table:style-name="Таблица2.D24" office:value-type="string">
            <text:p text:style-name="P7">1 шт.<text:span text:style-name="T7"/></text:p>
          </table:table-cell>
        </table:table-row>
        <table:table-row table:style-name="Таблица2.1">
          <table:table-cell table:style-name="Таблица2.A24" office:value-type="string">
            <text:list text:continue-numbering="true" text:style-name="WW8Num1">
              <text:list-item>
                <text:p text:style-name="P47"/>
              </text:list-item>
            </text:list>
          </table:table-cell>
          <table:table-cell table:style-name="Таблица2.A24" office:value-type="string">
            <text:p text:style-name="P30">Штангенциркуль ШЦ-1-125-0,1 </text:p>
          </table:table-cell>
          <table:table-cell table:style-name="Таблица2.A24" office:value-type="string">
            <text:p text:style-name="P31">ГОСТ 166-89</text:p>
          </table:table-cell>
          <table:table-cell table:style-name="Таблица2.D24" office:value-type="string">
            <text:p text:style-name="P6">1 шт.</text:p>
          </table:table-cell>
        </table:table-row>
        <table:table-row table:style-name="Таблица2.1">
          <table:table-cell table:style-name="Таблица2.A24" office:value-type="string">
            <text:list text:continue-numbering="true" text:style-name="WW8Num1">
              <text:list-item>
                <text:p text:style-name="P45"/>
              </text:list-item>
            </text:list>
          </table:table-cell>
          <table:table-cell table:style-name="Таблица2.A24" office:value-type="string">
            <text:p text:style-name="P15">Толщиномер ТР 25 - 100</text:p>
          </table:table-cell>
          <table:table-cell table:style-name="Таблица2.A24" office:value-type="string">
            <text:p text:style-name="P16">ГОСТ 11358-89</text:p>
          </table:table-cell>
          <table:table-cell table:style-name="Таблица2.D24" office:value-type="string">
            <text:p text:style-name="P6">1 шт.</text:p>
          </table:table-cell>
        </table:table-row>
        <table:table-row table:style-name="Таблица2.27">
          <table:table-cell table:style-name="Таблица2.A1" office:value-type="string">
            <text:list text:continue-numbering="true" text:style-name="WW8Num1">
              <text:list-item>
                <text:p text:style-name="P45"/>
              </text:list-item>
            </text:list>
          </table:table-cell>
          <table:table-cell table:style-name="Таблица2.C13" office:value-type="string">
            <text:p text:style-name="P19">Влагомаслоотделитель </text:p>
          </table:table-cell>
          <table:table-cell table:style-name="Таблица2.A1" office:value-type="string">
            <text:p text:style-name="P9">ПР2.078 или другой марки</text:p>
          </table:table-cell>
          <table:table-cell table:style-name="Таблица2.D1" office:value-type="string">
            <text:p text:style-name="P7">1 шт.<text:span text:style-name="T12"/></text:p>
          </table:table-cell>
        </table:table-row>
        <table:table-row table:style-name="Таблица2.28">
          <table:table-cell table:style-name="Таблица2.A1" office:value-type="string">
            <text:list text:continue-numbering="true" text:style-name="WW8Num1">
              <text:list-item>
                <text:p text:style-name="P38"/>
              </text:list-item>
            </text:list>
          </table:table-cell>
          <table:table-cell table:style-name="Таблица2.A1" office:value-type="string">
            <text:p text:style-name="P20">Зеркало бытовое </text:p>
          </table:table-cell>
          <table:table-cell table:style-name="Таблица2.A1" office:value-type="string">
            <text:p text:style-name="P10">ГОСТ 17716-91</text:p>
          </table:table-cell>
          <table:table-cell table:style-name="Таблица2.D1" office:value-type="string">
            <text:p text:style-name="P7">1 шт.</text:p>
          </table:table-cell>
        </table:table-row>
        <table:table-row table:style-name="Таблица2.28">
          <table:table-cell table:style-name="Таблица2.A24" office:value-type="string">
            <text:list text:continue-numbering="true" text:style-name="WW8Num1">
              <text:list-item>
                <text:p text:style-name="P45"/>
              </text:list-item>
            </text:list>
          </table:table-cell>
          <table:table-cell table:style-name="Таблица2.A24" office:value-type="string">
            <text:p text:style-name="P18">Ключ</text:p>
            <text:p text:style-name="P18">7811-0004, </text:p>
            <text:p text:style-name="P18">7811-0466 С1Х9 </text:p>
          </table:table-cell>
          <table:table-cell table:style-name="Таблица2.A24" office:value-type="string">
            <text:p text:style-name="P17">ГОСТ 2839-80</text:p>
          </table:table-cell>
          <table:table-cell table:style-name="Таблица2.D24" office:value-type="string">
            <text:p text:style-name="P22"/>
            <text:p text:style-name="P7">1 шт.</text:p>
            <text:p text:style-name="P7">1 шт.<text:span text:style-name="T11"/></text:p>
          </table:table-cell>
        </table:table-row>
        <table:table-row table:style-name="Таблица2.27">
          <table:table-cell table:style-name="Таблица2.A1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0" office:value-type="string">
            <text:p text:style-name="P30"><text:span text:style-name="T3">Сопло </text:span><text:span text:style-name="T9">UMT</text:span><text:span text:style-name="T3">-5020</text:span></text:p>
          </table:table-cell>
          <table:table-cell table:style-name="Таблица2.B30" office:value-type="string">
            <text:p text:style-name="P17">По сопроводительной документации</text:p>
          </table:table-cell>
          <table:table-cell table:style-name="Таблица2.D1" office:value-type="string">
            <text:p text:style-name="P17">1 шт.</text:p>
          </table:table-cell>
        </table:table-row>
        <table:table-row table:style-name="Таблица2.31">
          <table:table-cell table:style-name="Таблица2.C13" office:value-type="string">
            <text:list text:continue-numbering="true" text:style-name="WW8Num1">
              <text:list-item>
                <text:p text:style-name="P41"/>
              </text:list-item>
            </text:list>
          </table:table-cell>
          <table:table-cell table:style-name="Таблица2.B31" office:value-type="string">
            <text:p text:style-name="P18">Аккумуляторная дрель-шуруповерт </text:p>
          </table:table-cell>
          <table:table-cell table:style-name="Таблица2.B31" office:value-type="string">
            <text:p text:style-name="P18">По сопроводительной документации</text:p>
          </table:table-cell>
          <table:table-cell table:style-name="Таблица2.D1" office:value-type="string">
            <text:p text:style-name="P17">1 шт.<text:span text:style-name="T11"/></text:p>
          </table:table-cell>
        </table:table-row>
        <text:soft-page-break/>
        <table:table-row table:style-name="Таблица2.32">
          <table:table-cell table:style-name="Таблица2.C13" office:value-type="string">
            <text:list text:continue-numbering="true" text:style-name="WW8Num1">
              <text:list-item>
                <text:p text:style-name="P42"/>
              </text:list-item>
            </text:list>
          </table:table-cell>
          <table:table-cell table:style-name="Таблица2.B30" office:value-type="string">
            <text:p text:style-name="P17">Насадка миксер</text:p>
          </table:table-cell>
          <table:table-cell table:style-name="Таблица2.B31" office:value-type="string">
            <text:p text:style-name="P17">По сопроводительной документации</text:p>
          </table:table-cell>
          <table:table-cell table:style-name="Таблица2.D1" office:value-type="string">
            <text:p text:style-name="P17">1 шт.<text:span text:style-name="T11"/></text:p>
          </table:table-cell>
        </table:table-row>
        <table:table-row table:style-name="Таблица2.32">
          <table:table-cell table:style-name="Таблица2.C13" office:value-type="string">
            <text:list text:continue-numbering="true" text:style-name="WW8Num1">
              <text:list-item>
                <text:p text:style-name="P42"/>
              </text:list-item>
            </text:list>
          </table:table-cell>
          <table:table-cell table:style-name="Таблица2.B30" office:value-type="string">
            <text:p text:style-name="P6">Подставка под рулоны </text:p>
          </table:table-cell>
          <table:table-cell table:style-name="Таблица2.B30" office:value-type="string">
            <text:p text:style-name="P6">СПР-5791</text:p>
          </table:table-cell>
          <table:table-cell table:style-name="Таблица2.D1" office:value-type="string">
            <text:p text:style-name="P6">1 шт. </text:p>
          </table:table-cell>
        </table:table-row>
        <table:table-row table:style-name="Таблица2.34">
          <table:table-cell table:style-name="Таблица2.C13" office:value-type="string">
            <text:list text:continue-numbering="true" text:style-name="WW8Num1">
              <text:list-item>
                <text:p text:style-name="P41"/>
              </text:list-item>
            </text:list>
          </table:table-cell>
          <table:table-cell table:style-name="Таблица2.B30" office:value-type="string">
            <text:p text:style-name="P5">Сверло </text:p>
            <text:p text:style-name="P5">(2300-8071 диаметр 1 мм </text:p>
            <text:p text:style-name="P6">2300-8168 диаметр 3 мм) </text:p>
          </table:table-cell>
          <table:table-cell table:style-name="Таблица2.B30" office:value-type="string">
            <text:p text:style-name="P6">ГОСТ 10902-77, </text:p>
            <text:p text:style-name="P18"><text:span text:style-name="T9">ISO</text:span><text:span text:style-name="T3"> 235-1-75 или </text:span></text:p>
            <text:p text:style-name="P6">по другому ДС</text:p>
          </table:table-cell>
          <table:table-cell table:style-name="Таблица2.D1" office:value-type="string">
            <text:p text:style-name="P6"><text:s/></text:p>
            <text:p text:style-name="P6">1 шт.</text:p>
            <text:p text:style-name="P6">1 шт.</text:p>
          </table:table-cell>
        </table:table-row>
        <table:table-row table:style-name="Таблица2.32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B30" office:value-type="string">
            <text:p text:style-name="P18">Форма для <text:span text:style-name="T3">Кронштейна № 1 </text:span><text:span text:style-name="T4">СМ3-92-2024-07</text:span></text:p>
          </table:table-cell>
          <table:table-cell table:style-name="Таблица2.B30" office:value-type="string">
            <text:p text:style-name="P6">Эскиз 8549/59</text:p>
          </table:table-cell>
          <table:table-cell table:style-name="Таблица2.D1" office:value-type="string">
            <text:p text:style-name="P17">1 шт.<text:span text:style-name="T11"/></text:p>
          </table:table-cell>
        </table:table-row>
        <table:table-row table:style-name="Таблица2.32">
          <table:table-cell table:style-name="Таблица2.A1" office:value-type="string">
            <text:list text:continue-numbering="true" text:style-name="WW8Num1">
              <text:list-item>
                <text:p text:style-name="P40"/>
              </text:list-item>
            </text:list>
          </table:table-cell>
          <table:table-cell table:style-name="Таблица2.B30" office:value-type="string">
            <text:p text:style-name="P18">Форма для <text:span text:style-name="T3">Кронштейна № 2 </text:span><text:span text:style-name="T4">СМ3-92-2024-08</text:span></text:p>
          </table:table-cell>
          <table:table-cell table:style-name="Таблица2.B30" office:value-type="string">
            <text:p text:style-name="P6">Эскиз 8549/60</text:p>
          </table:table-cell>
          <table:table-cell table:style-name="Таблица2.D1" office:value-type="string">
            <text:p text:style-name="P17">1 шт.<text:span text:style-name="T11"/></text:p>
          </table:table-cell>
        </table:table-row>
        <table:table-row table:style-name="Таблица2.32">
          <table:table-cell table:style-name="Таблица2.A1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0" office:value-type="string">
            <text:p text:style-name="P18">Форма для <text:span text:style-name="T3">Вкладыша </text:span><text:span text:style-name="T4">СМ3-92-2024-02</text:span></text:p>
          </table:table-cell>
          <table:table-cell table:style-name="Таблица2.B30" office:value-type="string">
            <text:p text:style-name="P18"><text:span text:style-name="T3">Эскиз </text:span><text:span text:style-name="T13">8572</text:span></text:p>
          </table:table-cell>
          <table:table-cell table:style-name="Таблица2.D1" office:value-type="string">
            <text:p text:style-name="P18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18">Форма для <text:span text:style-name="T3">Верхней части корпуса </text:span><text:span text:style-name="T16">СМ3-92-2024-04</text:span></text:p>
          </table:table-cell>
          <table:table-cell table:style-name="Таблица2.B38" office:value-type="string">
            <text:p text:style-name="P6">Эскиз</text:p>
          </table:table-cell>
          <table:table-cell table:style-name="Таблица2.D1" office:value-type="string">
            <text:p text:style-name="P18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18">Форма для <text:span text:style-name="T3">Нижней части корпуса </text:span><text:span text:style-name="T4">СМ3-92-2024-01</text:span></text:p>
          </table:table-cell>
          <table:table-cell table:style-name="Таблица2.B38" office:value-type="string">
            <text:p text:style-name="P18"><text:span text:style-name="T3">Эскиз </text:span><text:span text:style-name="T13">8555</text:span></text:p>
          </table:table-cell>
          <table:table-cell table:style-name="Таблица2.D1" office:value-type="string">
            <text:p text:style-name="P18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18">Форма для <text:span text:style-name="T3">Полика багажника </text:span><text:span text:style-name="T4">СМ3-92-2024-03</text:span></text:p>
          </table:table-cell>
          <table:table-cell table:style-name="Таблица2.B38" office:value-type="string">
            <text:p text:style-name="P18"><text:span text:style-name="T3">Эскиз </text:span><text:span text:style-name="T13">8549/100</text:span></text:p>
          </table:table-cell>
          <table:table-cell table:style-name="Таблица2.D1" office:value-type="string">
            <text:p text:style-name="P18">1 шт.</text:p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  <table:table-row table:style-name="Таблица2.38">
          <table:table-cell table:style-name="Таблица2.A38" office:value-type="string">
            <text:list text:continue-numbering="true" text:style-name="WW8Num1">
              <text:list-item>
                <text:p text:style-name="P39"/>
              </text:list-item>
            </text:list>
          </table:table-cell>
          <table:table-cell table:style-name="Таблица2.B38" office:value-type="string">
            <text:p text:style-name="P7"/>
          </table:table-cell>
          <table:table-cell table:style-name="Таблица2.B38" office:value-type="string">
            <text:p text:style-name="P7"/>
          </table:table-cell>
          <table:table-cell table:style-name="Таблица2.D1" office:value-type="string">
            <text:p text:style-name="P7"/>
          </table:table-cell>
        </table:table-row>
      </table:table>
      <text:p text:style-name="Standard"/>
      <text:p text:style-name="Standard"><text:s text:c="19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3">Начальник СМиС</text:p>
          </table:table-cell>
          <table:table-cell table:style-name="Таблица3.A1" office:value-type="string">
            <text:p text:style-name="P2">_____________________</text:p>
          </table:table-cell>
          <table:table-cell table:style-name="Таблица3.A1" office:value-type="string">
            <text:p text:style-name="P2">С.Г. Комиссаров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0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Название_20_объекта9" style:display-name="Название объекта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9" style:family="paragraph" style:parent-style-name="Standard">
      <style:paragraph-properties text:number-lines="false" text:line-number="0"/>
      <style:text-properties fo:language="zxx" fo:country="none" style:font-name-complex="Arial" style:font-family-complex="Arial" style:font-family-generic-complex="swiss" style:font-pitch-complex="variable" style:language-complex="zxx" style:country-complex="none"/>
    </style:style>
    <style:style style:name="Название_20_объекта8" style:display-name="Название объекта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8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Название_20_объекта7" style:display-name="Название объекта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7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Название_20_объекта6" style:display-name="Название объекта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6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5" style:display-name="Название объекта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5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4" style:display-name="Название объекта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4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orphans="0" fo:widows="0" text:number-lines="false" text:line-number="0" style:vertical-align="baseline"/>
      <style:text-properties fo:font-size="12pt" style:letter-kerning="true" style:font-name-asian="SimSun" style:font-family-asian="SimSun, 宋体" style:font-pitch-asian="variable" style:font-size-asian="12pt" style:font-name-complex="Mangal" style:font-family-complex="Mangal" style:font-family-generic-complex="roman" style:font-pitch-complex="variable" style:language-complex="hi" style:country-complex="IN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Без_20_интервала" style:display-name="Без интервала" style:family="paragraph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шрифт_20_абзаца" style:display-name="Основной шрифт абзаца" style:family="text"/>
    <style:style style:name="Основной_20_шрифт_20_абзаца10" style:display-name="Основной шрифт абзаца10" style:family="text"/>
    <style:style style:name="Основной_20_шрифт_20_абзаца9" style:display-name="Основной шрифт абзаца9" style:family="text"/>
    <style:style style:name="Основной_20_шрифт_20_абзаца8" style:display-name="Основной шрифт абзаца8" style:family="text"/>
    <style:style style:name="Основной_20_шрифт_20_абзаца7" style:display-name="Основной шрифт абзаца7" style:family="text"/>
    <style:style style:name="Основной_20_шрифт_20_абзаца6" style:display-name="Основной шрифт абзаца6" style:family="text"/>
    <style:style style:name="Основной_20_шрифт_20_абзаца5" style:display-name="Основной шрифт абзаца5" style:family="text"/>
    <style:style style:name="Основной_20_шрифт_20_абзаца4" style:display-name="Основной шрифт абзаца4" style:family="text"/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Нижний_20_колонтитул_20_Знак" style:display-name="Нижний колонтитул Знак" style:family="text">
      <style:text-properties fo:font-size="14pt" style:font-size-asian="14pt" style:language-asian="zh" style:country-asian="CN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fo:background-color="transparent"/>
    </style:style>
    <style:page-layout style:name="Mpm1">
      <style:page-layout-properties fo:page-width="21.001cm" fo:page-height="29.7cm" style:num-format="1" style:print-orientation="portrait" fo:margin-top="1.268cm" fo:margin-bottom="1.27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Перечень</dc:title>
    <dc:subject/>
    <meta:keyword/>
    <meta:initial-creator>Правый</meta:initial-creator>
    <meta:creation-date>2004-11-18T10:20:00</meta:creation-date>
    <dc:date>2024-07-24T10:42:37.964000000</dc:date>
    <meta:print-date>2023-05-04T16:40:00</meta:print-date>
    <meta:editing-cycles>28</meta:editing-cycles>
    <meta:editing-duration>PT3H30M51S</meta:editing-duration>
    <meta:generator>LibreOffice/7.6.4.1$Windows_X86_64 LibreOffice_project/e19e193f88cd6c0525a17fb7a176ed8e6a3e2aa1</meta:generator>
    <meta:document-statistic meta:table-count="3" meta:image-count="0" meta:object-count="0" meta:page-count="3" meta:paragraph-count="230" meta:word-count="471" meta:character-count="2824" meta:non-whitespace-character-count="2523"/>
  </office:meta>
</office:document-meta>
</file>